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Lohit Devanagari1" svg:font-family="'Lohit Devanagari'"/>
    <style:font-face style:name="consolas1" svg:font-family="consolas, 'courier new', monospace"/>
    <style:font-face style:name="consolas" svg:font-family="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Liberation Serif" officeooo:rsid="000340df" officeooo:paragraph-rsid="000340df"/>
    </style:style>
    <style:style style:name="P2" style:family="paragraph" style:parent-style-name="Standard">
      <style:text-properties officeooo:paragraph-rsid="000670ab"/>
    </style:style>
    <style:style style:name="P3" style:family="paragraph" style:parent-style-name="Standard">
      <style:text-properties officeooo:rsid="000670ab" officeooo:paragraph-rsid="000670ab"/>
    </style:style>
    <style:style style:name="P4" style:family="paragraph" style:parent-style-name="Standard">
      <style:text-properties fo:font-variant="normal" fo:text-transform="none" fo:color="#000000" style:font-name="Liberation Serif" fo:font-size="12pt" fo:letter-spacing="normal" fo:font-style="normal" fo:font-weight="normal" officeooo:rsid="000340df" officeooo:paragraph-rsid="000340df" style:font-size-asian="12pt" style:font-size-complex="12pt"/>
    </style:style>
    <style:style style:name="P5" style:family="paragraph" style:parent-style-name="Standard">
      <style:text-properties fo:font-variant="normal" fo:text-transform="none" fo:color="#000000" style:font-name="Consolas" fo:font-size="11.25pt" fo:letter-spacing="normal" fo:font-style="normal" fo:font-weight="normal" officeooo:paragraph-rsid="000670ab"/>
    </style:style>
    <style:style style:name="P6" style:family="paragraph" style:parent-style-name="Standard">
      <style:text-properties fo:font-variant="normal" fo:text-transform="none" fo:color="#000000" style:font-name="Consolas" fo:font-size="11.25pt" fo:letter-spacing="normal" fo:font-style="normal" fo:font-weight="normal" officeooo:rsid="000670ab" officeooo:paragraph-rsid="000670ab"/>
    </style:style>
    <style:style style:name="P7" style:family="paragraph" style:parent-style-name="Standard">
      <style:text-properties officeooo:paragraph-rsid="0012261f"/>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consolas1" fo:font-size="11.25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fo:font-weight="normal" officeooo:paragraph-rsid="000a7bf4" style:font-size-asian="15pt" style:font-size-complex="15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0a7bf4" style:font-size-asian="12pt"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0e832f" style:font-size-asian="12pt"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cc52" officeooo:paragraph-rsid="000acc52" style:font-size-asian="12pt" style:font-size-complex="12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ea7ce" officeooo:paragraph-rsid="000ea7ce" style:font-size-asian="12pt" style:font-weight-asian="bold" style:font-size-complex="12pt" style:font-weight-complex="bold"/>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ea7ce" officeooo:paragraph-rsid="0013de5b" style:font-size-asian="12pt" style:font-weight-asian="bold" style:font-size-complex="12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0e776" officeooo:paragraph-rsid="000ea7ce" style:font-size-asian="12pt" style:font-weight-asian="bold" style:font-size-complex="12pt" style:font-weight-complex="bold"/>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0e776" officeooo:paragraph-rsid="0010e776" style:font-size-asian="12pt" style:font-weight-asian="bold" style:font-size-complex="12pt" style:font-weight-complex="bold"/>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3de5b" officeooo:paragraph-rsid="0013de5b" style:font-size-asian="12pt" style:font-weight-asian="bold" style:font-size-complex="12pt" style:font-weight-complex="bold"/>
    </style:style>
    <style:style style:name="P18" style:family="paragraph" style:parent-style-name="Standard">
      <style:paragraph-properties fo:margin-left="0cm" fo:margin-right="0cm" fo:orphans="2" fo:widows="2" fo:text-indent="0cm" style:auto-text-indent="false"/>
      <style:text-properties officeooo:paragraph-rsid="000a7bf4"/>
    </style:style>
    <style:style style:name="P19" style:family="paragraph" style:parent-style-name="Standard">
      <style:paragraph-properties fo:margin-left="0cm" fo:margin-right="0cm" fo:orphans="2" fo:widows="2" fo:text-indent="0cm" style:auto-text-indent="false"/>
      <style:text-properties officeooo:paragraph-rsid="000ea7ce"/>
    </style:style>
    <style:style style:name="P20" style:family="paragraph" style:parent-style-name="Standard">
      <style:paragraph-properties fo:margin-left="0cm" fo:margin-right="0cm" fo:orphans="2" fo:widows="2" fo:text-indent="0cm" style:auto-text-indent="false"/>
      <style:text-properties officeooo:paragraph-rsid="0013de5b"/>
    </style:style>
    <style:style style:name="P21" style:family="paragraph" style:parent-style-name="Standard">
      <style:paragraph-properties fo:margin-left="0cm" fo:margin-right="0cm" fo:orphans="2" fo:widows="2" fo:text-indent="0cm" style:auto-text-indent="false"/>
      <style:text-properties officeooo:rsid="000a7bf4" officeooo:paragraph-rsid="000a7bf4"/>
    </style:style>
    <style:style style:name="P22" style:family="paragraph" style:parent-style-name="Standard">
      <style:paragraph-properties fo:margin-left="0cm" fo:margin-right="0cm" fo:orphans="2" fo:widows="2" fo:text-indent="0cm" style:auto-text-indent="false"/>
      <style:text-properties officeooo:rsid="000acc52" officeooo:paragraph-rsid="000acc52"/>
    </style:style>
    <style:style style:name="P23" style:family="paragraph" style:parent-style-name="Standard">
      <style:paragraph-properties fo:margin-left="0cm" fo:margin-right="0cm" fo:orphans="2" fo:widows="2" fo:text-indent="0cm" style:auto-text-indent="false"/>
      <style:text-properties officeooo:rsid="000ea7ce" officeooo:paragraph-rsid="000ea7ce"/>
    </style:style>
    <style:style style:name="P24" style:family="paragraph" style:parent-style-name="Standard">
      <style:paragraph-properties fo:margin-left="0cm" fo:margin-right="0cm" fo:orphans="2" fo:widows="2" fo:text-indent="0cm" style:auto-text-indent="false"/>
      <style:text-properties officeooo:rsid="000ea7ce" officeooo:paragraph-rsid="000efa41"/>
    </style:style>
    <style:style style:name="P25" style:family="paragraph" style:parent-style-name="Standard">
      <style:paragraph-properties fo:margin-left="0cm" fo:margin-right="0cm" fo:orphans="2" fo:widows="2" fo:text-indent="0cm" style:auto-text-indent="false"/>
      <style:text-properties officeooo:rsid="000ea7ce" officeooo:paragraph-rsid="0010e776"/>
    </style:style>
    <style:style style:name="P26" style:family="paragraph" style:parent-style-name="Standard">
      <style:paragraph-properties fo:margin-left="0cm" fo:margin-right="0cm" fo:orphans="2" fo:widows="2" fo:text-indent="0cm" style:auto-text-indent="false"/>
      <style:text-properties officeooo:rsid="000ea7ce" officeooo:paragraph-rsid="0013de5b"/>
    </style:style>
    <style:style style:name="P27" style:family="paragraph" style:parent-style-name="Standard">
      <style:paragraph-properties fo:margin-left="0cm" fo:margin-right="0cm" fo:orphans="2" fo:widows="2" fo:text-indent="0cm" style:auto-text-indent="false"/>
      <style:text-properties officeooo:rsid="0010e776" officeooo:paragraph-rsid="0010e776"/>
    </style:style>
    <style:style style:name="P28" style:family="paragraph" style:parent-style-name="Standard">
      <style:paragraph-properties fo:margin-left="0cm" fo:margin-right="0cm" fo:orphans="2" fo:widows="2" fo:text-indent="0cm" style:auto-text-indent="false"/>
      <style:text-properties officeooo:rsid="0013de5b" officeooo:paragraph-rsid="0013de5b"/>
    </style:style>
    <style:style style:name="P29" style:family="paragraph" style:parent-style-name="Standard" style:list-style-name="L1">
      <style:text-properties fo:font-size="15pt" officeooo:rsid="000340df" officeooo:paragraph-rsid="000340df" style:font-size-asian="15pt" style:font-size-complex="15pt"/>
    </style:style>
    <style:style style:name="P30" style:family="paragraph" style:parent-style-name="Standard" style:list-style-name="L2">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fo:font-weight="normal" officeooo:paragraph-rsid="000a7bf4" style:font-size-asian="15pt" style:font-size-complex="15pt"/>
    </style:style>
    <style:style style:name="P31" style:family="paragraph" style:parent-style-name="Standard" style:list-style-name="L3">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fo:font-weight="normal" officeooo:rsid="000a7bf4" officeooo:paragraph-rsid="000a7bf4" style:font-size-asian="15pt" style:font-size-complex="15pt"/>
    </style:style>
    <style:style style:name="P3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135fd" officeooo:paragraph-rsid="001135fd" style:font-size-asian="12pt" style:font-weight-asian="bold" style:font-size-complex="12pt" style:font-weight-complex="bold"/>
    </style:style>
    <style:style style:name="P33" style:family="paragraph" style:parent-style-name="Standard" style:list-style-name="L5">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1135fd" style:font-size-asian="12pt" style:font-weight-asian="bold" style:font-size-complex="12pt" style:font-weight-complex="bold"/>
    </style:style>
    <style:style style:name="P3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1135fd" style:font-size-asian="12pt" style:font-weight-asian="bold" style:font-size-complex="12pt" style:font-weight-complex="bold"/>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13de5b" style:font-size-asian="12pt" style:font-weight-asian="bold" style:font-size-complex="12pt" style:font-weight-complex="bold"/>
    </style:style>
    <style:style style:name="P3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3de5b" officeooo:paragraph-rsid="0013de5b" style:font-size-asian="12pt" style:font-weight-asian="bold" style:font-size-complex="12pt" style:font-weight-complex="bold"/>
    </style:style>
    <style:style style:name="P3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7bf4" officeooo:paragraph-rsid="000a7bf4" style:font-size-asian="12pt" style:font-size-complex="12pt"/>
    </style:style>
    <style:style style:name="P3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5c0f4" officeooo:paragraph-rsid="0015c0f4" style:font-size-asian="12pt" style:font-size-complex="12pt"/>
    </style:style>
    <style:style style:name="P39"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acc52" officeooo:paragraph-rsid="000acc52" style:font-size-asian="12pt" style:font-size-complex="12pt"/>
    </style:style>
    <style:style style:name="P40"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15c0f4"/>
    </style:style>
    <style:style style:name="P41" style:family="paragraph" style:parent-style-name="Standard" style:list-style-name="L4">
      <style:paragraph-properties fo:margin-left="0cm" fo:margin-right="0cm" fo:orphans="2" fo:widows="2" fo:text-indent="0cm" style:auto-text-indent="false"/>
      <style:text-properties officeooo:paragraph-rsid="000e832f"/>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48992"/>
    </style:style>
    <style:style style:name="T3" style:family="text">
      <style:text-properties fo:font-variant="normal" fo:text-transform="none" fo:letter-spacing="normal" fo:font-style="normal" fo:font-weight="normal" officeooo:rsid="000670ab"/>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ea7ce"/>
    </style:style>
    <style:style style:name="T6" style:family="text">
      <style:text-properties fo:font-variant="normal" fo:text-transform="none" fo:color="#000000" style:font-name="Consolas" fo:font-size="11.25pt" fo:letter-spacing="normal" fo:font-style="normal" fo:font-weight="normal"/>
    </style:style>
    <style:style style:name="T7" style:family="text">
      <style:text-properties fo:font-variant="normal" fo:text-transform="none" fo:color="#000000" style:font-name="Consolas" fo:font-size="11.25pt" fo:letter-spacing="normal" fo:font-style="normal" fo:font-weight="normal" officeooo:rsid="000ea7ce"/>
    </style:style>
    <style:style style:name="T8" style:family="text">
      <style:text-properties fo:font-variant="normal" fo:text-transform="none" fo:color="#000000" style:font-name="Consolas" fo:font-size="11.25pt" fo:letter-spacing="normal" fo:font-style="normal" fo:font-weight="normal" officeooo:rsid="000ea7ce" style:font-size-asian="12pt" style:font-size-complex="12pt"/>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340d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0a7bf4"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0acc52"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0ea7ce" style:font-size-asian="12pt" style:font-size-complex="12pt"/>
    </style:style>
    <style:style style:name="T14"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fo:font-weight="normal" officeooo:rsid="000acc52"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fo:font-style="normal" fo:font-weight="normal" officeooo:rsid="000a7bf4"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font-style="normal" fo:font-weight="normal" officeooo:rsid="000ea7ce"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normal" officeooo:rsid="000efa41"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font-style="normal" fo:font-weight="normal" officeooo:rsid="0010e776" style:font-size-asian="12pt" style:font-weight-asian="bold" style:font-size-complex="12pt" style:font-weight-complex="bold"/>
    </style:style>
    <style:style style:name="T20" style:family="text">
      <style:text-properties fo:font-variant="normal" fo:text-transform="none" fo:color="#000000" style:font-name="Liberation Serif" fo:font-size="12pt" fo:letter-spacing="normal" fo:font-style="normal" fo:font-weight="normal" officeooo:rsid="0013de5b" style:font-size-asian="12pt" style:font-weight-asian="bold" style:font-size-complex="12pt" style:font-weight-complex="bold"/>
    </style:style>
    <style:style style:name="T21" style:family="text">
      <style:text-properties fo:font-variant="normal" fo:text-transform="none" fo:color="#000000" style:font-name="Liberation Serif" fo:font-size="15pt" fo:letter-spacing="normal" fo:font-style="normal" fo:font-weight="normal" style:font-size-asian="15pt" style:font-size-complex="15pt"/>
    </style:style>
    <style:style style:name="T22" style:family="text">
      <style:text-properties fo:font-variant="normal" fo:text-transform="none" style:font-name="Liberation Serif" fo:letter-spacing="normal" fo:font-style="normal" fo:font-weight="normal" officeooo:rsid="000670ab"/>
    </style:style>
    <style:style style:name="T23" style:family="text">
      <style:text-properties officeooo:rsid="000a7bf4"/>
    </style:style>
    <style:style style:name="T24" style:family="text">
      <style:text-properties officeooo:rsid="000efa41"/>
    </style:style>
    <style:style style:name="T25" style:family="text">
      <style:text-properties fo:color="#ffffff" style:font-name="consolas" fo:font-size="14pt"/>
    </style:style>
    <style:style style:name="T26" style:family="text">
      <style:text-properties officeooo:rsid="0015c0f4" style:font-size-asian="12pt" style:font-size-complex="12pt"/>
    </style:style>
    <style:style style:name="T27" style:family="text">
      <style:text-properties fo:color="#000000"/>
    </style:style>
    <style:style style:name="T28" style:family="text">
      <style:text-properties style:font-name="consolas" fo:font-size="14pt"/>
    </style:style>
    <style:style style:name="T29" style:family="text">
      <style:text-properties style:font-name="Liberation Serif" fo:font-size="14pt"/>
    </style:style>
    <style:style style:name="T30" style:family="text">
      <style:text-properties style:font-name="Liberation Serif"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3451280" text:style-name="L1">
        <text:list-item>
          <text:p text:style-name="P29">What is use of setdefault() in python?</text:p>
        </text:list-item>
      </text:list>
      <text:p text:style-name="P1"/>
      <text:p text:style-name="P4">The setdefault() method returns the value of the item with the specified key. the key does not exist, insert the key, with the specified value, see example below.</text:p>
      <text:p text:style-name="P4"/>
      <text:p text:style-name="P4">For Example: </text:p>
      <text:p text:style-name="P4"/>
      <text:p text:style-name="P7"><text:span text:style-name="T10"><text:tab/></text:span><text:span text:style-name="T8">car = {</text:span><text:span text:style-name="T1"><text:line-break/></text:span><text:span text:style-name="T4"><text:tab/>“</text:span><text:span text:style-name="T5">brand”: “ford”,</text:span><text:span text:style-name="T1"><text:line-break/></text:span><text:span text:style-name="T4"><text:tab/>“</text:span><text:span text:style-name="T5">model”: “Mustang” ,</text:span><text:span text:style-name="T1"><text:line-break/></text:span><text:span text:style-name="T4"><text:tab/>“</text:span><text:span text:style-name="T5">year”: 1964</text:span><text:span text:style-name="T1"><text:line-break/></text:span><text:span text:style-name="T6"><text:tab/></text:span><text:span text:style-name="T7">}</text:span></text:p>
      <text:p text:style-name="P7"><text:span text:style-name="T1"><text:line-break/></text:span><text:span text:style-name="T2">Here we have </text:span><text:span text:style-name="T3">one dictionary and when we use setdefault() method we can add or give a new value to dictionary key. Which is showing below,</text:span></text:p>
      <text:p text:style-name="P2"><text:span text:style-name="T1"><text:line-break/></text:span><text:span text:style-name="T6">x = car.setdefault(“</text:span><text:span text:style-name="T7">color”,</text:span><text:span text:style-name="T6"> “</text:span><text:span text:style-name="T7">white”)</text:span></text:p>
      <text:p text:style-name="P2"><text:span text:style-name="T1"><text:line-break/></text:span><text:span text:style-name="T3">just </text:span><text:span text:style-name="T22">like</text:span><text:span text:style-name="T3"> this when we use this setdefault() we got a key and value,</text:span></text:p>
      <text:p text:style-name="P3"><text:span text:style-name="T3">L</text:span><text:span text:style-name="T1">ets print that key and value.</text:span></text:p>
      <text:p text:style-name="P2"><text:span text:style-name="T1"><text:line-break/></text:span><text:span text:style-name="T7">print(x)</text:span></text:p>
      <text:p text:style-name="P5"/>
      <text:p text:style-name="P6">Output:</text:p>
      <text:p text:style-name="P6"/>
      <text:p text:style-name="P8">White</text:p>
      <text:p text:style-name="P8"/>
      <text:p text:style-name="P8"/>
      <text:p text:style-name="P8"/>
      <text:list xml:id="list130198710" text:style-name="L2">
        <text:list-item>
          <text:p text:style-name="P30"><text:span text:style-name="T23">what is defference between difference_update(), </text:span>intersection_update<text:span text:style-name="T23">() and symmetric_difference() ??</text:span></text:p>
        </text:list-item>
      </text:list>
      <text:p text:style-name="P9"/>
      <text:list xml:id="list3233718251" text:style-name="L3">
        <text:list-item>
          <text:p text:style-name="P31">difference_update(): </text:p>
        </text:list-item>
      </text:list>
      <text:p text:style-name="P9"/>
      <text:p text:style-name="P18"><text:span text:style-name="T21"><text:tab/></text:span><text:span text:style-name="T11">The difference_update() is the built in method that remove all unwanted items from the original set and make set more acurate.</text:span></text:p>
      <text:p text:style-name="P10"/>
      <text:p text:style-name="P10">If we take a example of difference_update() then,</text:p>
      <text:p text:style-name="P10"/>
      <text:p text:style-name="P10">Example: </text:p>
      <text:p text:style-name="P10"/>
      <text:p text:style-name="P18"><text:span text:style-name="T11"><text:tab/></text:span><text:span text:style-name="T12">cars1</text:span><text:span text:style-name="T11"> = {"mercedes", "Mahindra", “TATA”, "Volvo"}</text:span></text:p>
      <text:p text:style-name="P18"><text:span text:style-name="T11"><text:tab/></text:span><text:span text:style-name="T12">cars2</text:span><text:span text:style-name="T11">= {"mclaren", "mercedes", "BMW"}</text:span></text:p>
      <text:p text:style-name="P10"/>
      <text:p text:style-name="P21"><text:span text:style-name="T9"><text:tab/></text:span><text:span text:style-name="T12">x</text:span><text:span text:style-name="T9">.difference_update(</text:span><text:span text:style-name="T12">y</text:span><text:span text:style-name="T9">) </text:span></text:p>
      <text:p text:style-name="P10"/>
      <text:p text:style-name="P10"><text:tab/>print(x)</text:p>
      <text:p text:style-name="P38">Output:</text:p>
      <text:p text:style-name="P38"><text:tab/></text:p>
      <text:p text:style-name="P40"><text:span text:style-name="T26"><text:tab/></text:span><text:span text:style-name="T30">{'Volvo', 'tata', 'Mahindra'}</text:span></text:p>
      <text:p text:style-name="P38"/>
      <text:p text:style-name="P10"><text:soft-page-break/></text:p>
      <text:p text:style-name="P12"/>
      <text:p text:style-name="P12">Here we have taken two sets and giving the value of thair sets,</text:p>
      <text:p text:style-name="P22"><text:span text:style-name="T9">now when we use the </text:span><text:span text:style-name="T11"><text:s/>difference_update</text:span><text:span text:style-name="T9">() it will remove all unwanted value or commen value from <text:s/>cars1 and it will print other set value.</text:span></text:p>
      <text:p text:style-name="P12"/>
      <text:p text:style-name="P12"/>
      <text:p text:style-name="P12"/>
      <text:list xml:id="list3625639369" text:style-name="L4">
        <text:list-item>
          <text:p text:style-name="P41"><text:span text:style-name="T12">intersection_update</text:span><text:span text:style-name="T11">():</text:span></text:p>
        </text:list-item>
      </text:list>
      <text:p text:style-name="P11"/>
      <text:p text:style-name="P19"><text:span text:style-name="T11"><text:tab/></text:span><text:span text:style-name="T13">when we use </text:span><text:span text:style-name="T15">intersection_update</text:span><text:span text:style-name="T16">() </text:span><text:span text:style-name="T17">in python set, you will get the most comman element from both the sets and then you can get the same value from two sets.</text:span></text:p>
      <text:p text:style-name="P13"/>
      <text:p text:style-name="P13">For exapmle:</text:p>
      <text:p text:style-name="P13"/>
      <text:p text:style-name="P25"><text:span text:style-name="T14"><text:tab/></text:span><text:span text:style-name="T15">cars1</text:span><text:span text:style-name="T16"> = {"</text:span><text:span text:style-name="T18">M</text:span><text:span text:style-name="T16">ercedes", "Mahindra", “TATA”, "</text:span><text:span text:style-name="T18">M</text:span><text:span text:style-name="T16">claren"}</text:span></text:p>
      <text:p text:style-name="P24"><text:span text:style-name="T16"><text:tab/></text:span><text:span text:style-name="T15">cars2</text:span><text:span text:style-name="T16">= {"</text:span><text:span text:style-name="T18">M</text:span><text:span text:style-name="T16">claren", "</text:span><text:span text:style-name="T18">M</text:span><text:span text:style-name="T16">ercedes", "BMW"}</text:span></text:p>
      <text:p text:style-name="P13"/>
      <text:p text:style-name="P13"><text:tab/>x.intersection_update(y) </text:p>
      <text:p text:style-name="P13"/>
      <text:p text:style-name="P13"><text:tab/>print(x)</text:p>
      <text:p text:style-name="P13"/>
      <text:p text:style-name="P23"><text:span text:style-name="T14"><text:line-break/></text:span><text:span text:style-name="T19">Output: </text:span></text:p>
      <text:p text:style-name="P15"/>
      <text:p text:style-name="P25"><text:span text:style-name="T19"><text:tab/>{‘</text:span><text:span text:style-name="T18">M</text:span><text:span text:style-name="T16">ercedes’, ‘</text:span><text:span text:style-name="T18">M</text:span><text:span text:style-name="T16">claren’</text:span><text:span text:style-name="T19">}</text:span></text:p>
      <text:p text:style-name="P16"/>
      <text:p text:style-name="P27"><text:span text:style-name="T14">The output will be the <text:s/></text:span><text:span text:style-name="T18">M</text:span><text:span text:style-name="T16">ercedes </text:span><text:span text:style-name="T14">and </text:span><text:span text:style-name="T18">M</text:span><text:span text:style-name="T16">claren </text:span><text:span text:style-name="T14">because the most comman element or valuse is <text:s/></text:span><text:span text:style-name="T18">M</text:span><text:span text:style-name="T16">ercedes </text:span><text:span text:style-name="T14">and </text:span><text:span text:style-name="T18">M</text:span><text:span text:style-name="T16">clare</text:span><text:span text:style-name="T14">n.</text:span></text:p>
      <text:p text:style-name="P32">If you have more then two sets and you want to intersect all of them then you just need to put set name as arguments and it will print the most comman velue from the all sets.</text:p>
      <text:p text:style-name="P32"/>
      <text:list xml:id="list789438833" text:style-name="L5">
        <text:list-item>
          <text:p text:style-name="P33">symmetric_difference() :</text:p>
        </text:list-item>
      </text:list>
      <text:p text:style-name="P34"/>
      <text:p text:style-name="P34"/>
      <text:p text:style-name="P20"><text:span text:style-name="T16"><text:tab/>The symmetric_difference() is the built in method that remove all </text:span><text:span text:style-name="T20">comman </text:span><text:span text:style-name="T16">items from the original set and make set more </text:span><text:span text:style-name="T20">visible</text:span><text:span text:style-name="T16">.</text:span></text:p>
      <text:p text:style-name="P35"/>
      <text:p text:style-name="P28"><text:span text:style-name="T16">F</text:span><text:span text:style-name="T14">or example: </text:span></text:p>
      <text:p text:style-name="P17"><text:tab/></text:p>
      <text:p text:style-name="P26"><text:span text:style-name="T15"><text:tab/>cars1</text:span><text:span text:style-name="T16"> = {"</text:span><text:span text:style-name="T18">M</text:span><text:span text:style-name="T16">ercedes", "Mahindra", “TATA”, "</text:span><text:span text:style-name="T18">M</text:span><text:span text:style-name="T16">claren"}</text:span></text:p>
      <text:p text:style-name="P26"><text:span text:style-name="T16"><text:tab/></text:span><text:span text:style-name="T15">cars2</text:span><text:span text:style-name="T16">= {"</text:span><text:span text:style-name="T18">M</text:span><text:span text:style-name="T16">claren", "</text:span><text:span text:style-name="T18">M</text:span><text:span text:style-name="T16">ercedes", "BMW"}</text:span></text:p>
      <text:p text:style-name="P14"/>
      <text:p text:style-name="P14"><text:tab/>x.intersection_update(y) </text:p>
      <text:p text:style-name="P14"/>
      <text:p text:style-name="P14"><text:tab/>print(x)</text:p>
      <text:p text:style-name="P14"/>
      <text:p text:style-name="P17">Here cars1 have four items and cars2 have three items but in the cars2 <text:s/>two are comman cars so that the output will be like this.</text:p>
      <text:p text:style-name="P17"/>
      <text:p text:style-name="P17">Output: </text:p>
      <text:p text:style-name="P17"><text:tab/></text:p>
      <text:p text:style-name="P17"><text:soft-page-break/><text:tab/>{<text:span text:style-name="T23">"</text:span><text:span text:style-name="T24">M</text:span><text:span text:style-name="T23">ercedes", "Mahindra", “TATA”, "</text:span><text:span text:style-name="T24">M</text:span><text:span text:style-name="T23">claren", “</text:span>BMW<text:span text:style-name="T23">”}</text:span></text:p>
      <text:p text:style-name="P17"/>
      <text:p text:style-name="P17">the “BMW” is the unique velue of cars2 so thats why it will be prin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Lohit Devanagari1" svg:font-family="'Lohit Devanagari'"/>
    <style:font-face style:name="consolas1" svg:font-family="consolas, 'courier new', monospace"/>
    <style:font-face style:name="consolas" svg:font-family="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0:24:13.121552849</meta:creation-date>
    <dc:date>2023-06-19T12:51:21.419506769</dc:date>
    <meta:editing-duration>PT44M52S</meta:editing-duration>
    <meta:editing-cycles>8</meta:editing-cycles>
    <meta:generator>LibreOffice/6.4.7.2$Linux_X86_64 LibreOffice_project/40$Build-2</meta:generator>
    <meta:document-statistic meta:table-count="0" meta:image-count="0" meta:object-count="0" meta:page-count="3" meta:paragraph-count="49" meta:word-count="386" meta:character-count="2428" meta:non-whitespace-character-count="2048"/>
  </office:meta>
</office:document-meta>
</file>